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000000005500000030019CA166B51F8B60F.png" manifest:media-type="image/png"/>
  <manifest:file-entry manifest:full-path="Pictures/10000201000000E1000000E069DC3C959FE09BD9.png" manifest:media-type="image/png"/>
  <manifest:file-entry manifest:full-path="Pictures/10000201000001E3000000D7C64920BE121001EA.png" manifest:media-type="image/png"/>
  <manifest:file-entry manifest:full-path="Pictures/100002010000095F00000960994D8DAB48E30195.png" manifest:media-type="image/png"/>
  <manifest:file-entry manifest:full-path="Pictures/10000201000000E1000000E11AB1E40A946E547A.png" manifest:media-type="image/png"/>
  <manifest:file-entry manifest:full-path="Pictures/10000201000000E5000000DCF4460D55D34AD627.png" manifest:media-type="image/png"/>
  <manifest:file-entry manifest:full-path="Pictures/100002010000023000000190F701D6FE604495E9.png" manifest:media-type="image/png"/>
  <manifest:file-entry manifest:full-path="Pictures/1000020100000320000009600A96C52ABDBBD0FD.png" manifest:media-type="image/png"/>
  <manifest:file-entry manifest:full-path="Pictures/10000201000000E1000000E1EFA0C395E365392C.png" manifest:media-type="image/png"/>
  <manifest:file-entry manifest:full-path="Pictures/10000201000000E1000000E1142933CFC1B603A1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25800000258225A17B42835D71F.png" manifest:media-type="image/png"/>
  <manifest:file-entry manifest:full-path="Pictures/1000020100000400000004006B526B5D8E6C9359.png" manifest:media-type="image/png"/>
  <manifest:file-entry manifest:full-path="Pictures/1000020100000320000001C90A111ACE3301FA4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Table_20_Contents">
      <style:text-properties fo:font-size="2pt" style:font-size-asian="2pt" style:font-size-complex="2pt"/>
    </style:style>
    <style:style style:name="P48" style:family="paragraph" style:parent-style-name="Standard">
      <style:paragraph-properties fo:margin-top="0pt" fo:margin-bottom="0pt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9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0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3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4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5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6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5.64pt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7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pt" fo:margin-right="0pt" fo:margin-top="0pt" fo:margin-bottom="0pt" fo:line-height="100%" fo:text-align="center" fo:text-indent="0pt"/>
    </style:style>
    <style:style style:name="P75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pt" fo:margin-right="0pt" fo:margin-top="0pt" fo:margin-bottom="2.86pt" fo:line-height="100%" fo:text-indent="0pt" style:writing-mode="lr-tb"/>
    </style:style>
    <style:style style:name="P86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pt" fo:margin-right="0pt" fo:margin-top="0pt" fo:margin-bottom="5.64pt" fo:line-height="100%" fo:text-indent="0pt" style:writing-mode="lr-tb"/>
    </style:style>
    <style:style style:name="P88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90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91" style:family="paragraph">
      <style:paragraph-properties fo:margin-left="0pt" fo:margin-right="0pt" fo:margin-top="0pt" fo:margin-bottom="0pt" fo:line-height="100%" fo:text-indent="0pt" style:writing-mode="lr-tb"/>
    </style:style>
    <style:style style:name="P92" style:family="paragraph">
      <style:paragraph-properties fo:margin-left="0pt" fo:margin-right="0pt" fo:margin-top="5.64pt" fo:margin-bottom="5.64pt" fo:line-height="100%" fo:text-indent="0pt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3.26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6.2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71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2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71" svg:width="77.67pt" svg:height="19.87pt" draw:transform="rotate (-1.5707963267949) translate (331.65pt 16.1pt)"><draw:image xlink:href="Pictures/10000201000000E1000000E11AB1E40A946E547A.png" xlink:type="simple" xlink:show="embed" xlink:actuate="onLoad"><text:p/></draw:image></draw:frame><draw:g draw:style-name="gr5"><draw:frame draw:style-name="gr6" draw:text-style-name="P73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75" svg:width="61.17pt" svg:height="61.17pt" svg:x="357.25pt" svg:y="23.75pt"><text:p text:style-name="P74"><text:span text:style-name="T17"/></text:p><text:p text:style-name="P74"><text:span text:style-name="T17">Controlador</text:span></text:p><text:p text:style-name="P74"><text:span text:style-name="T17">Ethernet</text:span></text:p><text:p text:style-name="P74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71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2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71" svg:width="89.26pt" svg:height="22.82pt" draw:transform="rotate (-1.5707963267949) translate (28.65pt 296.7pt)"><draw:image xlink:href="Pictures/10000201000000E1000000E11AB1E40A946E547A.png" xlink:type="simple" xlink:show="embed" xlink:actuate="onLoad"><text:p/></draw:image></draw:frame></draw:g><draw:g draw:style-name="gr5"><draw:frame draw:style-name="gr6" draw:text-style-name="P71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76" svg:width="146.27pt" svg:height="33.76pt" svg:x="46.94pt" svg:y="355.52pt"><text:p text:style-name="P74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71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76" svg:width="146.27pt" svg:height="33.73pt" svg:x="48.08pt" svg:y="295.17pt"><text:p text:style-name="P74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7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72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71" svg:width="89.32pt" svg:height="22.82pt" draw:transform="rotate (-1.5707963267949) translate (31.5pt 605.6pt)"><draw:image xlink:href="Pictures/10000201000000E1000000E11AB1E40A946E547A.png" xlink:type="simple" xlink:show="embed" xlink:actuate="onLoad"><text:p/></draw:image></draw:frame></draw:g><draw:g draw:style-name="gr5"><draw:frame draw:style-name="gr6" draw:text-style-name="P71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76" svg:width="65.23pt" svg:height="33.76pt" svg:x="49.21pt" svg:y="634.51pt"><text:p text:style-name="P74"><text:span text:style-name="T17">Alimentación</text:span></text:p><text:p text:style-name="P74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71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71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71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71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71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71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2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71" svg:width="72.11pt" svg:height="19.28pt" draw:transform="rotate (-1.5707963267949) translate (13.2pt 90.9pt)"><draw:image xlink:href="Pictures/10000201000000E1000000E1EFA0C395E365392C.png" xlink:type="simple" xlink:show="embed" xlink:actuate="onLoad"><text:p/></draw:image></draw:frame><draw:g draw:style-name="gr5"><draw:g draw:style-name="gr5"><draw:frame draw:style-name="gr6" draw:text-style-name="P71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78" svg:width="151.88pt" svg:height="151.48pt" svg:x="54.77pt" svg:y="40.51pt"><text:p text:style-name="P74"><text:span text:style-name="T18"/></text:p><text:p text:style-name="P74"><text:span text:style-name="T18">Microcontrolador</text:span></text:p><text:p text:style-name="P74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9" svg:width="41.13pt" svg:height="33.96pt" svg:x="143.66pt" svg:y="89.86pt"><text:p text:style-name="P74"><text:span text:style-name="T19">Ethernet</text:span></text:p><text:p text:style-name="P74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1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9" svg:width="41.22pt" svg:height="34.38pt" svg:x="143.01pt" svg:y="132.43pt"><text:p text:style-name="P74"><text:span text:style-name="T19">USB</text:span></text:p><text:p text:style-name="P74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1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80" svg:width="62.62pt" svg:height="35.91pt" svg:x="68.51pt" svg:y="88.81pt"><text:p text:style-name="P74"><text:span text:style-name="T20">Sofware stack</text:span></text:p><text:p text:style-name="P74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1" svg:width="14.51pt" svg:height="17.23pt" svg:x="121.61pt" svg:y="82.54pt"><draw:image xlink:href="Pictures/10000201000000E1000000E1142933CFC1B603A1.png" xlink:type="simple" xlink:show="embed" xlink:actuate="onLoad"><text:p/></draw:image></draw:frame></draw:g><draw:g draw:style-name="gr5"><draw:custom-shape draw:style-name="gr26" draw:text-style-name="P81" svg:width="61.43pt" svg:height="33.28pt" svg:x="67.46pt" svg:y="135.24pt"><text:p text:style-name="P74"><text:span text:style-name="T20">Sofware stack</text:span></text:p><text:p text:style-name="P74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1" svg:width="14.43pt" svg:height="17.18pt" svg:x="118.8pt" svg:y="131.05pt"><draw:image xlink:href="Pictures/10000201000000E1000000E1142933CFC1B603A1.png" xlink:type="simple" xlink:show="embed" xlink:actuate="onLoad"><text:p/></draw:image></draw:frame></draw:g></draw:g><draw:frame draw:style-name="gr6" draw:text-style-name="P71" svg:width="56.72pt" svg:height="56.18pt" svg:x="222.97pt" svg:y="173.34pt"><draw:image xlink:href="Pictures/10000201000000E1000000E069DC3C959FE09BD9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71" svg:width="144.57pt" svg:height="44.22pt" draw:transform="rotate (-1.5707963267949) translate (252.8pt 12.8pt)"><draw:image xlink:href="Pictures/10000201000001E3000000D7C64920BE121001EA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2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71" svg:width="89.26pt" svg:height="22.76pt" draw:transform="rotate (-1.5707963267949) translate (314.6pt 20.75pt)"><draw:image xlink:href="Pictures/10000201000000E1000000E1EFA0C395E365392C.png" xlink:type="simple" xlink:show="embed" xlink:actuate="onLoad"><text:p/></draw:image></draw:frame></draw:g><draw:g draw:style-name="gr5"><draw:frame draw:style-name="gr6" draw:text-style-name="P71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76" svg:width="146.32pt" svg:height="33.73pt" svg:x="333.21pt" svg:y="50pt"><text:p text:style-name="P74"><text:span text:style-name="T17">Driver GPIO</text:span></text:p><text:p text:style-name="P74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491.75pt" svg:y="5.84pt" svg:width="46.8pt" svg:height="120.95pt" draw:z-index="11"><draw:image xlink:href="Pictures/10000201000000E5000000DCF4460D55D34AD627.png" xlink:type="simple" xlink:show="embed" xlink:actuate="onLoad"/></draw:frame></text:p>
      <text:p text:style-name="Standard"><draw:frame text:anchor-type="paragraph" draw:z-index="17" draw:style-name="gr10" draw:text-style-name="P71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2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71" svg:width="89.26pt" svg:height="22.82pt" draw:transform="rotate (-1.5707963267949) translate (25.35pt 12.5pt)"><draw:image xlink:href="Pictures/10000201000000E1000000E11AB1E40A946E547A.png" xlink:type="simple" xlink:show="embed" xlink:actuate="onLoad"><text:p/></draw:image></draw:frame></draw:g><draw:g draw:style-name="gr5"><draw:frame draw:style-name="gr6" draw:text-style-name="P71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76" svg:width="146.27pt" svg:height="33.76pt" svg:x="43.97pt" svg:y="41.75pt"><text:p text:style-name="P74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2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83" svg:width="161.46pt" svg:height="161.43pt" svg:x="42.69pt" svg:y="39.86pt"><text:p text:style-name="P74"><text:span text:style-name="T21"/></text:p><text:p text:style-name="P74"><text:span text:style-name="T21">Microcontrolador</text:span></text:p><text:p text:style-name="P74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4" svg:width="43.63pt" svg:height="36.03pt" svg:x="137.2pt" svg:y="92.44pt"><text:p text:style-name="P74"><text:span text:style-name="T22">Ethernet</text:span></text:p><text:p text:style-name="P74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2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9" svg:width="44.02pt" svg:height="36.28pt" svg:x="136.54pt" svg:y="137.85pt"><text:p text:style-name="P74"><text:span text:style-name="T19">USB</text:span></text:p><text:p text:style-name="P74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2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80" svg:width="66.33pt" svg:height="38.07pt" svg:x="57.71pt" svg:y="91.36pt"><text:p text:style-name="P74"><text:span text:style-name="T20">Sofware stack</text:span></text:p><text:p text:style-name="P74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2" svg:width="15.53pt" svg:height="18.23pt" svg:x="113.75pt" svg:y="84.56pt"><draw:image xlink:href="Pictures/10000201000000E1000000E1142933CFC1B603A1.png" xlink:type="simple" xlink:show="embed" xlink:actuate="onLoad"><text:p/></draw:image></draw:frame></draw:g><draw:g draw:style-name="gr5"><draw:custom-shape draw:style-name="gr32" draw:text-style-name="P81" svg:width="65.03pt" svg:height="35.46pt" svg:x="56.35pt" svg:y="140.74pt"><text:p text:style-name="P74"><text:span text:style-name="T20">Sofware stack</text:span></text:p><text:p text:style-name="P74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2" svg:width="15.36pt" svg:height="18.37pt" svg:x="110.69pt" svg:y="136.2pt"><draw:image xlink:href="Pictures/10000201000000E1000000E1142933CFC1B603A1.png" xlink:type="simple" xlink:show="embed" xlink:actuate="onLoad"><text:p/></draw:image></draw:frame></draw:g></draw:g><draw:frame draw:style-name="gr33" draw:text-style-name="P86" svg:width="293.39pt" svg:height="187.48pt" svg:x="259.65pt" svg:y="2.15pt"><draw:text-box><text:p text:style-name="P85"><text:span text:style-name="T23">Núcleo del sistema</text:span></text:p><text:p text:style-name="P85"><text:span text:style-name="T24">Responsabilidades</text:span></text:p><text:p text:style-name="P85"><text:span text:style-name="T25">Gestión de conexión TCP, por medio del controlador Ethernet interno o externo</text:span></text:p><text:p text:style-name="P85"><text:span text:style-name="T25">Gestión Bus USB</text:span></text:p><text:p text:style-name="P85"><text:span text:style-name="T25">Gestión de alto nivel de interfaz usuario (UI) a través del controlador LCD y controlador de UI </text:span></text:p><text:p text:style-name="P85"><text:span text:style-name="T24">Debe poseer </text:span></text:p><text:p text:style-name="P85"><text:span text:style-name="T25">Módulo interno USB (Full Speed, OTG).</text:span></text:p><text:p text:style-name="P85"><text:span text:style-name="T25">Módulo Ethernet (Capas MAC y PHY).</text:span></text:p><text:p text:style-name="P85"><text:span text:style-name="T25">Librerías firmware para USB.</text:span></text:p><text:p text:style-name="P85"><text:span text:style-name="T25">Librerías stack TCP/IP.</text:span></text:p><text:p text:style-name="P85"><text:span text:style-name="T25"/></text:p></draw:text-box></draw:frame><draw:frame draw:style-name="gr34" draw:text-style-name="P88" svg:width="227.11pt" svg:height="119.17pt" svg:x="264.16pt" svg:y="176.26pt"><draw:text-box><text:p text:style-name="P87"><text:span text:style-name="T26">Opciones </text:span></text:p><text:p text:style-name="P87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7"><text:span text:style-name="T29">Microcontrolador 8 bits </text:span><text:span text:style-name="T28">PIC18F4550</text:span><text:span text:style-name="T29">. Microchip.</text:span></text:p><text:p text:style-name="P87"><text:span text:style-name="T27"/></text:p><text:p text:style-name="P87"><text:span text:style-name="T24"/></text:p></draw:text-box></draw:frame><draw:g draw:style-name="gr5"><draw:frame draw:style-name="gr6" draw:text-style-name="P73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75" svg:width="61.17pt" svg:height="61.17pt" svg:x="14.85pt" svg:y="291.09pt"><text:p text:style-name="P74"><text:span text:style-name="T17"/></text:p><text:p text:style-name="P74"><text:span text:style-name="T30">Controlador</text:span></text:p><text:p text:style-name="P74"><text:span text:style-name="T30">Ethernet</text:span></text:p><text:p text:style-name="P74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8" svg:width="227.17pt" svg:height="124.19pt" svg:x="108.74pt" svg:y="269.26pt"><draw:text-box><text:p text:style-name="P87"><text:span text:style-name="T23">Controlador Ethernet externo</text:span></text:p><text:p text:style-name="P87"><text:span text:style-name="T24">Responsabilidades</text:span></text:p><text:p text:style-name="P87"><text:span text:style-name="T25">Gestión de la capa PHY, en caso que el núcleo no disponga de esta,</text:span></text:p><text:p text:style-name="P87"><text:span text:style-name="T25">Gestión de conexión TCP/IP.</text:span></text:p><text:p text:style-name="P87"><text:span text:style-name="T24">Debe poseer</text:span></text:p><text:p text:style-name="P87"><text:span text:style-name="T25">Librerías firmware para stack TCP/IP</text:span></text:p></draw:text-box></draw:frame><draw:frame draw:style-name="gr36" draw:text-style-name="P86" svg:width="227.11pt" svg:height="108.94pt" svg:x="338.09pt" svg:y="286.84pt"><draw:text-box><text:p text:style-name="P85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5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5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5"><text:span text:style-name="T27">Controlador WIZnet W5500</text:span></text:p></draw:text-box></draw:frame><draw:g draw:style-name="gr5"><draw:frame draw:style-name="gr6" draw:text-style-name="P71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89" svg:width="109.67pt" svg:height="33.93pt" draw:transform="rotate (1.5706217938697) translate (12.4523622047244pt 515.95pt)"><text:p text:style-name="P74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8" svg:width="227.11pt" svg:height="124.19pt" svg:x="72.51pt" svg:y="401.1pt"><draw:text-box><text:p text:style-name="P87"><text:span text:style-name="T23">Driver GPIB</text:span></text:p><text:p text:style-name="P87"><text:span text:style-name="T24">Responsabilidades</text:span></text:p><text:p text:style-name="P87"><text:span text:style-name="T25">Interfaz entre puertos de microcontrolador y bus GPIB.</text:span></text:p><text:p text:style-name="P87"><text:span text:style-name="T25">Manejo de las señales del bus: control y datos.</text:span></text:p><text:p text:style-name="P87"><text:span text:style-name="T25">Tri-State / Open Collector</text:span></text:p><text:p text:style-name="P87"><text:span text:style-name="T24"/></text:p></draw:text-box></draw:frame><draw:frame draw:style-name="gr36" draw:text-style-name="P86" svg:width="227.11pt" svg:height="108.94pt" svg:x="333.04pt" svg:y="413.4pt"><draw:text-box><text:p text:style-name="P85"><text:span text:style-name="T24">Opciones</text:span><text:span text:style-name="T31"> </text:span></text:p><text:p text:style-name="P85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5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71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90" svg:width="109.67pt" svg:height="33.93pt" draw:transform="rotate (1.5707963267949) translate (12.2023622047244pt 649.15pt)"><text:p text:style-name="P74"><text:span text:style-name="T30">Driver GPIO</text:span></text:p><text:p text:style-name="P74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8" svg:width="258.52pt" svg:height="169.88pt" svg:x="70.84pt" svg:y="536.85pt"><draw:text-box><text:p text:style-name="P87"><text:span text:style-name="T23">Driver GPIO</text:span></text:p><text:p text:style-name="P87"><text:span text:style-name="T24">Responsabilidades</text:span></text:p><text:p text:style-name="P87"><text:span text:style-name="T25">Interfaz entre el microcontrolador y los puertos externos (Viking). Capacidad de corriente por pin &gt; 0.7A.</text:span></text:p><text:p text:style-name="P87"><text:span text:style-name="T25">Idealmente de tipo serial a paralelo, preferiblemente (I2C, SPI). </text:span></text:p><text:p text:style-name="P87"><text:span text:style-name="T25">Capacidad de manejo de cargas inductivas. Protección externa (diodo de marcha libre).</text:span></text:p><text:p text:style-name="P87"><text:span text:style-name="T25"/></text:p><text:p text:style-name="P87"><text:span text:style-name="T24"/></text:p></draw:text-box></draw:frame><draw:frame draw:style-name="gr39" draw:text-style-name="P86" svg:width="227.11pt" svg:height="203.16pt" svg:x="334.69pt" svg:y="549.95pt"><draw:text-box><text:p text:style-name="P85"><text:span text:style-name="T26">Opciones</text:span></text:p><text:p text:style-name="P85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5"><text:span text:style-name="T27">Driver cuádruple de periféricos </text:span><text:span text:style-name="T26">SN75437</text:span><text:span text:style-name="T27">.</text:span></text:p><text:p text:style-name="P85"><text:span text:style-name="T27">Addressable latch 8 bits, serie Power Logic Texas Instruments (</text:span><text:span text:style-name="T26">TPIC6259</text:span><text:span text:style-name="T27">).</text:span></text:p><text:p text:style-name="P85"><text:span text:style-name="T27">Shift register 8 bit Power Logic Texas Instruments (</text:span><text:span text:style-name="T26">TPIC6A596</text:span><text:span text:style-name="T27">).</text:span></text:p><text:p text:style-name="P85"><text:span text:style-name="T27">Interruptor serial octal con interfaz SPI, NXP </text:span><text:span text:style-name="T26">33880</text:span><text:span text:style-name="T27">.</text:span></text:p><text:p text:style-name="P85"><text:span text:style-name="T31"><text:s/></text:span></text:p><text:p text:style-name="P85"><text:span text:style-name="T27"/></text:p><text:p text:style-name="P85"><text:span text:style-name="T27"/></text:p></draw:text-box></draw:frame></draw:g></text:p>
      <text:p text:style-name="P1"><draw:frame text:anchor-type="paragraph" draw:z-index="29" draw:style-name="gr45" draw:text-style-name="P88" svg:width="250.53pt" svg:height="190.37pt" svg:x="288.11pt" svg:y="361.7pt"><draw:text-box><text:p text:style-name="P87"><text:span text:style-name="T24">Opciones</text:span></text:p><text:p text:style-name="P87"><text:span text:style-name="T25">Regulador de la serie Simple Switcher, </text:span><text:span text:style-name="T24">LM2585, LM2575, Texas Instruments</text:span></text:p><text:p text:style-name="P87"><text:span text:style-name="T25">Regulador conmutado (buck) </text:span><text:span text:style-name="T24">MAX17504 Maxim, </text:span><text:span text:style-name="T35">SP34063A Exar, MC34717 Freescale, SP6134H Exar</text:span></text:p><text:p text:style-name="P87"><text:span text:style-name="T25">Regulador conmutado + LDO</text:span><text:span text:style-name="T24"> MC33730 Freescale</text:span></text:p><text:p text:style-name="P87"><text:span text:style-name="T25">Seria Power Box de Exar, </text:span><text:span text:style-name="T24">XR76203/5/8</text:span></text:p><text:p text:style-name="P87"><text:span text:style-name="T25"/></text:p><text:p text:style-name="P87"><text:span text:style-name="T24"/></text:p><text:p text:style-name="P87"><text:span text:style-name="T24"/></text:p><text:p text:style-name="P87"><text:span text:style-name="T24"/></text:p></draw:text-box></draw:frame><draw:frame draw:style-name="fr1" draw:name="Image2" text:anchor-type="paragraph" svg:x="-16.55pt" svg:y="578.21pt" svg:width="158.74pt" svg:height="85.89pt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71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90" svg:width="146.27pt" svg:height="33.76pt" draw:transform="rotate (1.5707963267949) translate (-14.25pt 333.05pt)"><text:p text:style-name="P74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71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90" svg:width="146.27pt" svg:height="33.76pt" draw:transform="rotate (1.5707963267949) translate (-14.25pt 158.5pt)"><text:p text:style-name="P74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8" svg:width="404.76pt" svg:height="104.63pt" svg:x="33.39pt" svg:y="7.4pt"><draw:text-box><text:p text:style-name="P87"><text:span text:style-name="T24">Controlador interfaz de usuario</text:span></text:p><text:p text:style-name="P87"><text:span text:style-name="T25">Puente entre el microcontrolador central y la interfaz física (teclado). Monitor del teclado, genera interrupción al detectar presión de tecla. A implementar con un microcontrolador de 8 bits.</text:span></text:p><text:p text:style-name="P87"><text:span text:style-name="T25">Pudiera emplearse las capacidades del microcontrolador central en cuanto a gestion de entradas capacitivas.</text:span></text:p><text:p text:style-name="P87"><text:span text:style-name="T24"/></text:p></draw:text-box></draw:frame><draw:frame text:anchor-type="paragraph" draw:z-index="22" draw:style-name="gr41" draw:text-style-name="P88" svg:width="404.82pt" svg:height="70.13pt" svg:x="32.26pt" svg:y="104.66pt"><draw:text-box><text:p text:style-name="P87"><text:span text:style-name="T24">Opciones</text:span></text:p><text:p text:style-name="P87"><text:span text:style-name="T25">Microcontrolador de 8 bits, Microchip PIC.</text:span></text:p><text:p text:style-name="P87"><text:span text:style-name="T25"/></text:p><text:p text:style-name="P87"><text:span text:style-name="T24"/></text:p></draw:text-box></draw:frame><draw:frame text:anchor-type="paragraph" draw:z-index="23" draw:style-name="gr42" draw:text-style-name="P88" svg:width="465.17pt" svg:height="154.83pt" svg:x="40.76pt" svg:y="180.06pt"><draw:text-box><text:p text:style-name="P87"><text:span text:style-name="T24">Controlador pantalla LCD</text:span></text:p><text:p text:style-name="P87"><text:span text:style-name="T25">Gestión de <text:s/>la visualización gráfica. Recibe comandos de alto nivel del micro central, se encarga de traducir estos comandos a bajo nivel, <text:s/>adaptados al controlador de pantalla.</text:span></text:p><text:p text:style-name="P87"><text:span text:style-name="T25">Gestión de la pantalla táctil, detección de pulsaciones, generar interrupción, traducción de coordenadas, rutina de calibración.</text:span></text:p><text:p text:style-name="P87"><text:span text:style-name="T25">Microcontrolador de 8 bits, con conversor analógico digital (entradas analógicas).</text:span></text:p><text:p text:style-name="P87"><text:span text:style-name="T24">Opción</text:span></text:p><text:p text:style-name="P87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71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76" svg:width="65.23pt" svg:height="33.76pt" svg:x="-15.93pt" svg:y="386.42pt"><text:p text:style-name="P74"><text:span text:style-name="T17">Alimentación</text:span></text:p><text:p text:style-name="P74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8" svg:width="220.82pt" svg:height="104.63pt" svg:x="72.2pt" svg:y="360.91pt"><draw:text-box><text:p text:style-name="P87"><text:span text:style-name="T24">Alimentación DC para el sistema interno</text:span></text:p><text:p text:style-name="P87"><text:span text:style-name="T25">Capacidad suficiente para núcleo microprocesador + perifericos.</text:span></text:p><text:p text:style-name="P87"><text:span text:style-name="T25">+3.3 V, +5 V.</text:span></text:p><text:p text:style-name="P87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71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76" svg:width="65.23pt" svg:height="33.73pt" svg:x="-14.23pt" svg:y="502.36pt"><text:p text:style-name="P74"><text:span text:style-name="T17">Alimentación</text:span></text:p><text:p text:style-name="P74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8" svg:width="258.83pt" svg:height="90.48pt" svg:x="73.36pt" svg:y="476.25pt"><draw:text-box><text:p text:style-name="P91"><text:span text:style-name="T24">Alimentación DC para interfaz externa</text:span></text:p><text:p text:style-name="P91"><text:span text:style-name="T24"><text:s/></text:span><text:span text:style-name="T34">(puertos Viking, jacks banana)</text:span></text:p><text:p text:style-name="P92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8" svg:width="258.83pt" svg:height="93.32pt" svg:x="161.09pt" svg:y="581.24pt"><draw:text-box><text:p text:style-name="P91"><text:span text:style-name="T24">Pantalla TFT LCD táctil</text:span></text:p><text:p text:style-name="P91"><text:span text:style-name="T24"/></text:p><text:p text:style-name="P91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2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SN75ALS162, SN75160B</text:p>
          </table:table-cell>
          <table:table-cell table:style-name="Table1.B1" office:value-type="string">
            <text:p text:style-name="P63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7">SN74LVC245A</text:p>
          </table:table-cell>
          <table:table-cell table:style-name="Table1.B2" office:value-type="string">
            <text:p text:style-name="P64">Octal Bus Transceiver With 3-State Outputs </text:p>
          </table:table-cell>
        </table:table-row>
        <table:table-row>
          <table:table-cell table:style-name="Table1.A2" office:value-type="string">
            <text:p text:style-name="P68">SN74ALS641A, SN74ALS642A, SN74AS641</text:p>
          </table:table-cell>
          <table:table-cell table:style-name="Table1.B2" office:value-type="string">
            <text:p text:style-name="P65">Octal bus transceiver with open collector </text:p>
          </table:table-cell>
        </table:table-row>
      </table:table>
      <text:p text:style-name="P15"/>
      <text:section text:style-name="Sect1" text:name="Section1">
        <text:p text:style-name="P59">74245 <text:tab/>octal bus transceiver with noninverted three-state outputs</text:p>
        <text:p text:style-name="P60">74544 <text:tab/>non-inverting octal registered transceiver with three-state outputs</text:p>
        <text:p text:style-name="P60">74580 <text:tab/>octal transceiver/latch with inverting three-state outputs</text:p>
        <text:p text:style-name="P60">74620 <text:tab/>octal bus transceiver, inverting, three-state outputs<text:span text:style-name="T11">g</text:span></text:p>
        <text:p text:style-name="P61">74621 <text:tab/>octal bus transceiver, noninverting, open collector outputs</text:p>
        <text:p text:style-name="P61">74622 <text:tab/>octal bus transceiver, inverting, open collector outputs</text:p>
        <text:p text:style-name="P61">74623 <text:tab/>octal bus transceiver, noninverting, three-state outputs</text:p>
        <text:p text:style-name="P62">74638 <text:tab/>octal bus transceiver with inverting three-state outputs</text:p>
        <text:p text:style-name="P62">74639 <text:tab/>octal bus transceiver with noninverting three-state outputs</text:p>
        <text:p text:style-name="P62">74640 <text:tab/>octal bus transceiver with inverting three-state outputs</text:p>
        <text:p text:style-name="P62">74641 <text:tab/>octal bus transceiver with noninverting open collector outputs</text:p>
        <text:p text:style-name="P62">74642 <text:tab/>octal bus transceiver with inverting open collector outputs</text:p>
        <text:p text:style-name="P62">74643 <text:tab/>octal bus transceiver with mix of inverting and noninverting three-state outputs</text:p>
        <text:p text:style-name="P62">74644 <text:tab/>octal bus transceiver with mix of inverting and noninverting open collector outputs</text:p>
        <text:p text:style-name="P62">74645 <text:tab/>octal bus transceiver</text:p>
        <text:p text:style-name="P62">74646 <text:tab/>octal bus transceiver/latch/multiplexer with noninverting three-state outputs</text:p>
        <text:p text:style-name="P62"><text:soft-page-break/>74647 <text:tab/>octal bus transceiver/latch/multiplexer with noninverting open collector outputs</text:p>
        <text:p text:style-name="P62">74648 <text:tab/>octal bus transceiver/latch/multiplexer with inverting three-state outputs</text:p>
        <text:p text:style-name="P62">74649 <text:tab/>octal bus transceiver/latch/multiplexer with inverting open collector outputs</text:p>
        <text:p text:style-name="P62">74651 <text:tab/>octal bus transceiver/register with inverting three-state outputs</text:p>
        <text:p text:style-name="P62">74652 <text:tab/>octal bus transceiver/register with noninverting three-state outputs</text:p>
        <text:p text:style-name="P62">74653 <text:tab/>octal bus transceiver/register with inverting three-state and open collector outputs</text:p>
        <text:p text:style-name="P62">74654 <text:tab/>octal bus transceiver/register with noninverting three-state and open collector outputs</text:p>
      </text:section>
      <text:p text:style-name="P48"/>
      <text:p text:style-name="P49">Piezas mecánicas</text:p>
      <text:p text:style-name="P55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53811-2</text:p>
          </table:table-cell>
          <table:table-cell table:style-name="Table2.A2" office:value-type="string">
            <text:p text:style-name="P51">CONN RCPT 24POS R/A REV PCB </text:p>
            <text:p text:style-name="P51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2283-1</text:p>
          </table:table-cell>
          <table:table-cell table:style-name="Table2.A2" office:value-type="string">
            <text:p text:style-name="P51">ASSY, PLUG, 24 POS, B SLOT </text:p>
            <text:p text:style-name="P51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5"/>
      <text:p text:style-name="P56">Jack RJ45 con elemento<text:span text:style-name="T15">s</text:span> <text:span text:style-name="T16">magnéticos</text:span> (Ethernet + transformador)</text:p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3">1-2301994-1 </text:p>
          </table:table-cell>
          <table:table-cell table:style-name="Table6.A2" office:value-type="string">
            <text:p text:style-name="P54">RJ45 JACK INT.MAG. 1GB LED 1X1</text:p>
            <text:p text:style-name="P69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3">2301994-3 </text:p>
          </table:table-cell>
          <table:table-cell table:style-name="Table6.A2" office:value-type="string">
            <text:p text:style-name="P54">RJ45 JACK INT.MAG. 10/100 1X1 IN</text:p>
            <text:p text:style-name="P5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8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D6-0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JXK0-0190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2653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8">PA3965.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</table:table>
      <text:p text:style-name="P57"/>
      <text:p text:style-name="P50"><text:bookmark text:name="Table3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8"><text:soft-page-break/>Diagrama de bloques controlador Ethernet externo</text:p>
      <text:p text:style-name="P16"><draw:frame draw:style-name="fr3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4-27T13:42:43.473403806</dc:date>
    <meta:editing-duration>PT9H12M47S</meta:editing-duration>
    <meta:editing-cycles>18</meta:editing-cycles>
    <meta:generator>LibreOffice/5.3.1.2$Linux_x86 LibreOffice_project/e80a0e0fd1875e1696614d24c32df0f95f03deb2</meta:generator>
    <meta:document-statistic meta:table-count="6" meta:image-count="5" meta:object-count="0" meta:page-count="6" meta:paragraph-count="181" meta:word-count="500" meta:character-count="3598" meta:non-whitespace-character-count="3242"/>
  </office:meta>
</office:document-meta>
</file>